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5.6486in" fo:margin-left="0.2535in" fo:margin-top="0in" fo:margin-bottom="0in" table:align="left" style:writing-mode="lr-tb"/>
    </style:style>
    <style:style style:name="Table1.A" style:family="table-column">
      <style:table-column-properties style:column-width="5.64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6486in" fo:margin-left="0.2535in" fo:margin-top="0in" fo:margin-bottom="0in" table:align="left" style:writing-mode="lr-tb"/>
    </style:style>
    <style:style style:name="Table2.A" style:family="table-column">
      <style:table-column-properties style:column-width="5.648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6486in" fo:margin-left="0.2535in" fo:margin-top="0in" fo:margin-bottom="0in" table:align="left" style:writing-mode="lr-tb"/>
    </style:style>
    <style:style style:name="Table3.A" style:family="table-column">
      <style:table-column-properties style:column-width="5.648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6486in" fo:margin-left="0.2535in" fo:margin-top="0in" fo:margin-bottom="0in" table:align="left" style:writing-mode="lr-tb"/>
    </style:style>
    <style:style style:name="Table4.A" style:family="table-column">
      <style:table-column-properties style:column-width="5.648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5.6486in" fo:margin-left="0.2535in" fo:margin-top="0in" fo:margin-bottom="0in" table:align="left" style:writing-mode="lr-tb"/>
    </style:style>
    <style:style style:name="Table5.A" style:family="table-column">
      <style:table-column-properties style:column-width="5.648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6486in" fo:margin-left="0.2535in" fo:margin-top="0in" fo:margin-bottom="0in" table:align="left" style:writing-mode="lr-tb"/>
    </style:style>
    <style:style style:name="Table6.A" style:family="table-column">
      <style:table-column-properties style:column-width="5.6486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6486in" fo:margin-left="0.2535in" fo:margin-top="0in" fo:margin-bottom="0in" table:align="left" style:writing-mode="lr-tb"/>
    </style:style>
    <style:style style:name="Table7.A" style:family="table-column">
      <style:table-column-properties style:column-width="5.6486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5.6486in" fo:margin-left="0.2535in" fo:margin-top="0in" fo:margin-bottom="0in" table:align="left" style:may-break-between-rows="true" style:writing-mode="lr-tb" table:border-model="collapsing"/>
    </style:style>
    <style:style style:name="Table8.A" style:family="table-column">
      <style:table-column-properties style:column-width="5.6486in"/>
    </style:style>
    <style:style style:name="Table8.1" style:family="table-row">
      <style:table-row-properties fo:keep-together="auto"/>
    </style:style>
    <style:style style:name="Table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onfusion_5f_matrix" style:display-name="confusion_matrix" style:family="table">
      <style:table-properties style:width="5.6486in" table:align="margins" style:writing-mode="lr-tb"/>
    </style:style>
    <style:style style:name="confusion_5f_matrix.A" style:display-name="confusion_matrix.A" style:family="table-column">
      <style:table-column-properties style:column-width="2.5in" style:rel-column-width="29004*"/>
    </style:style>
    <style:style style:name="confusion_5f_matrix.B" style:display-name="confusion_matrix.B" style:family="table-column">
      <style:table-column-properties style:column-width="0.625in" style:rel-column-width="7251*"/>
    </style:style>
    <style:style style:name="confusion_5f_matrix.E" style:display-name="confusion_matrix.E" style:family="table-column">
      <style:table-column-properties style:column-width="0.6875in" style:rel-column-width="7976*"/>
    </style:style>
    <style:style style:name="confusion_5f_matrix.F" style:display-name="confusion_matrix.F" style:family="table-column">
      <style:table-column-properties style:column-width="0.5861in" style:rel-column-width="6802*"/>
    </style:style>
    <style:style style:name="confusion_5f_matrix.A1" style:display-name="confusion_matrix.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onfusion_5f_matrix.A2" style:display-name="confusion_matrix.A2" style:family="table-cell">
      <style:table-cell-properties fo:background-color="transparent" fo:padding="0in" fo:border="none" style:writing-mode="page">
        <style:background-image/>
      </style:table-cell-properties>
    </style:style>
    <style:style style:name="confusion_5f_matrix.B2" style:display-name="confusion_matrix.B2" style:family="table-cell" style:data-style-name="N0">
      <style:table-cell-properties fo:background-color="transparent" fo:padding="0in" fo:border="none" style:writing-mode="page">
        <style:background-image/>
      </style:table-cell-properties>
    </style:style>
    <style:style style:name="confusion_5f_matrix.A4" style:display-name="confusion_matrix.A4"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_5f_matrix.B4" style:display-name="confusion_matrix.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etrics" style:family="table">
      <style:table-properties style:width="5.6486in" table:align="margins" style:may-break-between-rows="true" style:writing-mode="lr-tb" table:border-model="collapsing"/>
    </style:style>
    <style:style style:name="metrics.A" style:family="table-column">
      <style:table-column-properties style:column-width="1.875in" style:rel-column-width="21753*"/>
    </style:style>
    <style:style style:name="metrics.B" style:family="table-column">
      <style:table-column-properties style:column-width="0.6875in" style:rel-column-width="7976*"/>
    </style:style>
    <style:style style:name="metrics.C" style:family="table-column">
      <style:table-column-properties style:column-width="1in" style:rel-column-width="11601*"/>
    </style:style>
    <style:style style:name="metrics.D" style:family="table-column">
      <style:table-column-properties style:column-width="0.875in" style:rel-column-width="10151*"/>
    </style:style>
    <style:style style:name="metrics.E" style:family="table-column">
      <style:table-column-properties style:column-width="1.2111in" style:rel-column-width="14054*"/>
    </style:style>
    <style:style style:name="metrics.1" style:family="table-row">
      <style:table-row-properties fo:keep-together="auto"/>
    </style:style>
    <style:style style:name="metric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metrics.A2" style:family="table-cell">
      <style:table-cell-properties fo:background-color="transparent" fo:padding="0in" fo:border="none" style:writing-mode="page">
        <style:background-image/>
      </style:table-cell-properties>
    </style:style>
    <style:style style:name="metrics.B2" style:family="table-cell" style:data-style-name="N0">
      <style:table-cell-properties fo:background-color="transparent" fo:padding="0in" fo:border="none" style:writing-mode="page">
        <style:background-image/>
      </style:table-cell-properties>
    </style:style>
    <style:style style:name="metrics.A4" style:family="table-cell">
      <style:table-cell-properties fo:background-color="transparent" fo:padding="0in" fo:border-left="none" fo:border-right="none" fo:border-top="none" fo:border-bottom="0.75pt solid #000000" style:writing-mode="page">
        <style:background-image/>
      </style:table-cell-properties>
    </style:style>
    <style:style style:name="metrics.B4" style:family="table-cell">
      <style:table-cell-properties fo:background-color="transparent" fo:padding="0in" fo:border-left="none" fo:border-right="none" fo:border-top="none" fo:border-bottom="0.75pt solid #000000" style:writing-mode="page">
        <style:background-image/>
      </style:table-cell-properties>
    </style:style>
    <style:style style:name="metrics.C4" style:family="table-cell">
      <style:table-cell-properties fo:background-color="transparent" fo:padding="0in" fo:border-left="none" fo:border-right="none" fo:border-top="none" fo:border-bottom="0.75pt solid #000000" style:writing-mode="page">
        <style:background-image/>
      </style:table-cell-properties>
    </style:style>
    <style:style style:name="metrics.D4" style:family="table-cell">
      <style:table-cell-properties fo:background-color="transparent" fo:padding="0in" fo:border-left="none" fo:border-right="none" fo:border-top="none" fo:border-bottom="0.75pt solid #000000" style:writing-mode="page">
        <style:background-image/>
      </style:table-cell-properties>
    </style:style>
    <style:style style:name="metrics.E4"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_5f_matrix" style:display-name="confusion_matrix" style:family="table">
      <style:table-properties style:width="5.6486in" table:align="margins" style:writing-mode="lr-tb"/>
    </style:style>
    <style:style style:name="confusion_5f_matrix.A" style:display-name="confusion_matrix.A" style:family="table-column">
      <style:table-column-properties style:column-width="2.5in" style:rel-column-width="29004*"/>
    </style:style>
    <style:style style:name="confusion_5f_matrix.B" style:display-name="confusion_matrix.B" style:family="table-column">
      <style:table-column-properties style:column-width="0.625in" style:rel-column-width="7251*"/>
    </style:style>
    <style:style style:name="confusion_5f_matrix.E" style:display-name="confusion_matrix.E" style:family="table-column">
      <style:table-column-properties style:column-width="0.6875in" style:rel-column-width="7976*"/>
    </style:style>
    <style:style style:name="confusion_5f_matrix.F" style:display-name="confusion_matrix.F" style:family="table-column">
      <style:table-column-properties style:column-width="0.5861in" style:rel-column-width="6802*"/>
    </style:style>
    <style:style style:name="confusion_5f_matrix.A1" style:display-name="confusion_matrix.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onfusion_5f_matrix.A2" style:display-name="confusion_matrix.A2" style:family="table-cell">
      <style:table-cell-properties fo:background-color="transparent" fo:padding="0in" fo:border="none" style:writing-mode="page">
        <style:background-image/>
      </style:table-cell-properties>
    </style:style>
    <style:style style:name="confusion_5f_matrix.B2" style:display-name="confusion_matrix.B2" style:family="table-cell" style:data-style-name="N0">
      <style:table-cell-properties fo:background-color="transparent" fo:padding="0in" fo:border="none" style:writing-mode="page">
        <style:background-image/>
      </style:table-cell-properties>
    </style:style>
    <style:style style:name="confusion_5f_matrix.A4" style:display-name="confusion_matrix.A4"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_5f_matrix.B4" style:display-name="confusion_matrix.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etrics" style:family="table">
      <style:table-properties style:width="5.6486in" table:align="margins" style:may-break-between-rows="true" style:writing-mode="lr-tb" table:border-model="collapsing"/>
    </style:style>
    <style:style style:name="metrics.A" style:family="table-column">
      <style:table-column-properties style:column-width="1.875in" style:rel-column-width="21753*"/>
    </style:style>
    <style:style style:name="metrics.B" style:family="table-column">
      <style:table-column-properties style:column-width="0.6875in" style:rel-column-width="7976*"/>
    </style:style>
    <style:style style:name="metrics.C" style:family="table-column">
      <style:table-column-properties style:column-width="1in" style:rel-column-width="11601*"/>
    </style:style>
    <style:style style:name="metrics.D" style:family="table-column">
      <style:table-column-properties style:column-width="0.875in" style:rel-column-width="10151*"/>
    </style:style>
    <style:style style:name="metrics.E" style:family="table-column">
      <style:table-column-properties style:column-width="1.2111in" style:rel-column-width="14054*"/>
    </style:style>
    <style:style style:name="metrics.1" style:family="table-row">
      <style:table-row-properties fo:keep-together="auto"/>
    </style:style>
    <style:style style:name="metric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metrics.A2" style:family="table-cell">
      <style:table-cell-properties fo:background-color="transparent" fo:padding="0in" fo:border="none" style:writing-mode="page">
        <style:background-image/>
      </style:table-cell-properties>
    </style:style>
    <style:style style:name="metrics.B2" style:family="table-cell" style:data-style-name="N0">
      <style:table-cell-properties fo:background-color="transparent" fo:padding="0in" fo:border="none" style:writing-mode="page">
        <style:background-image/>
      </style:table-cell-properties>
    </style:style>
    <style:style style:name="metrics.A4" style:family="table-cell">
      <style:table-cell-properties fo:background-color="transparent" fo:padding="0in" fo:border-left="none" fo:border-right="none" fo:border-top="none" fo:border-bottom="0.75pt solid #000000" style:writing-mode="page">
        <style:background-image/>
      </style:table-cell-properties>
    </style:style>
    <style:style style:name="metrics.B4" style:family="table-cell">
      <style:table-cell-properties fo:background-color="transparent" fo:padding="0in" fo:border-left="none" fo:border-right="none" fo:border-top="none" fo:border-bottom="0.75pt solid #000000" style:writing-mode="page">
        <style:background-image/>
      </style:table-cell-properties>
    </style:style>
    <style:style style:name="metrics.C4" style:family="table-cell">
      <style:table-cell-properties fo:background-color="transparent" fo:padding="0in" fo:border-left="none" fo:border-right="none" fo:border-top="none" fo:border-bottom="0.75pt solid #000000" style:writing-mode="page">
        <style:background-image/>
      </style:table-cell-properties>
    </style:style>
    <style:style style:name="metrics.D4" style:family="table-cell">
      <style:table-cell-properties fo:background-color="transparent" fo:padding="0in" fo:border-left="none" fo:border-right="none" fo:border-top="none" fo:border-bottom="0.75pt solid #000000" style:writing-mode="page">
        <style:background-image/>
      </style:table-cell-properties>
    </style:style>
    <style:style style:name="metrics.E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5.6486in" fo:margin-left="0.2535in" fo:margin-top="0in" fo:margin-bottom="0in" table:align="left" style:writing-mode="lr-tb"/>
    </style:style>
    <style:style style:name="Table9.A" style:family="table-column">
      <style:table-column-properties style:column-width="5.6486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1" style:family="table">
      <style:table-properties style:width="5.4986in" table:align="margins" style:may-break-between-rows="true" style:writing-mode="lr-tb" table:border-model="collapsing"/>
    </style:style>
    <style:style style:name="Table11.A" style:family="table-column">
      <style:table-column-properties style:column-width="2.4333in" style:rel-column-width="29004*"/>
    </style:style>
    <style:style style:name="Table11.B" style:family="table-column">
      <style:table-column-properties style:column-width="0.6083in" style:rel-column-width="7251*"/>
    </style:style>
    <style:style style:name="Table11.E" style:family="table-column">
      <style:table-column-properties style:column-width="0.6694in" style:rel-column-width="7976*"/>
    </style:style>
    <style:style style:name="Table11.F" style:family="table-column">
      <style:table-column-properties style:column-width="0.5708in" style:rel-column-width="6802*"/>
    </style:style>
    <style:style style:name="Table1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4" style:family="table-row">
      <style:table-row-properties fo:keep-together="auto"/>
    </style:style>
    <style:style style:name="Table1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5.4986in" table:align="margins" style:may-break-between-rows="true" style:writing-mode="lr-tb" table:border-model="collapsing"/>
    </style:style>
    <style:style style:name="Table12.A" style:family="table-column">
      <style:table-column-properties style:column-width="1.825in" style:rel-column-width="21753*"/>
    </style:style>
    <style:style style:name="Table12.B" style:family="table-column">
      <style:table-column-properties style:column-width="0.6694in" style:rel-column-width="7976*"/>
    </style:style>
    <style:style style:name="Table12.C" style:family="table-column">
      <style:table-column-properties style:column-width="0.9736in" style:rel-column-width="11601*"/>
    </style:style>
    <style:style style:name="Table12.D" style:family="table-column">
      <style:table-column-properties style:column-width="0.8514in" style:rel-column-width="10151*"/>
    </style:style>
    <style:style style:name="Table12.E" style:family="table-column">
      <style:table-column-properties style:column-width="1.1792in" style:rel-column-width="14054*"/>
    </style:style>
    <style:style style:name="Table12.1" style:family="table-row">
      <style:table-row-properties fo:keep-together="auto"/>
    </style:style>
    <style:style style:name="Table1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5" style:family="table-cell">
      <style:table-cell-properties fo:background-color="transparent" fo:padding="0in" fo:border-left="none" fo:border-right="none" fo:border-top="none" fo:border-bottom="0.75pt solid #000000" style:writing-mode="page">
        <style:background-image/>
      </style:table-cell-properties>
    </style:style>
    <style:style style:name="Table12.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5.4986in" table:align="margins" style:may-break-between-rows="true" style:writing-mode="lr-tb" table:border-model="collapsing"/>
    </style:style>
    <style:style style:name="Table11.A" style:family="table-column">
      <style:table-column-properties style:column-width="2.4333in" style:rel-column-width="29004*"/>
    </style:style>
    <style:style style:name="Table11.B" style:family="table-column">
      <style:table-column-properties style:column-width="0.6083in" style:rel-column-width="7251*"/>
    </style:style>
    <style:style style:name="Table11.E" style:family="table-column">
      <style:table-column-properties style:column-width="0.6694in" style:rel-column-width="7976*"/>
    </style:style>
    <style:style style:name="Table11.F" style:family="table-column">
      <style:table-column-properties style:column-width="0.5708in" style:rel-column-width="6802*"/>
    </style:style>
    <style:style style:name="Table1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4" style:family="table-row">
      <style:table-row-properties fo:keep-together="auto"/>
    </style:style>
    <style:style style:name="Table1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5.4986in" table:align="margins" style:may-break-between-rows="true" style:writing-mode="lr-tb" table:border-model="collapsing"/>
    </style:style>
    <style:style style:name="Table12.A" style:family="table-column">
      <style:table-column-properties style:column-width="1.825in" style:rel-column-width="21753*"/>
    </style:style>
    <style:style style:name="Table12.B" style:family="table-column">
      <style:table-column-properties style:column-width="0.6694in" style:rel-column-width="7976*"/>
    </style:style>
    <style:style style:name="Table12.C" style:family="table-column">
      <style:table-column-properties style:column-width="0.9736in" style:rel-column-width="11601*"/>
    </style:style>
    <style:style style:name="Table12.D" style:family="table-column">
      <style:table-column-properties style:column-width="0.8514in" style:rel-column-width="10151*"/>
    </style:style>
    <style:style style:name="Table12.E" style:family="table-column">
      <style:table-column-properties style:column-width="1.1792in" style:rel-column-width="14054*"/>
    </style:style>
    <style:style style:name="Table12.1" style:family="table-row">
      <style:table-row-properties fo:keep-together="auto"/>
    </style:style>
    <style:style style:name="Table1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5" style:family="table-cell">
      <style:table-cell-properties fo:background-color="transparent" fo:padding="0in" fo:border-left="none" fo:border-right="none" fo:border-top="none" fo:border-bottom="0.75pt solid #000000" style:writing-mode="page">
        <style:background-image/>
      </style:table-cell-properties>
    </style:style>
    <style:style style:name="Table12.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5.6486in" fo:margin-left="0.2535in" fo:margin-top="0in" fo:margin-bottom="0in" table:align="left" style:writing-mode="lr-tb"/>
    </style:style>
    <style:style style:name="Table10.A" style:family="table-column">
      <style:table-column-properties style:column-width="5.6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3" style:family="table">
      <style:table-properties style:width="5.4986in" table:align="margins" style:writing-mode="lr-tb"/>
    </style:style>
    <style:style style:name="Table13.A" style:family="table-column">
      <style:table-column-properties style:column-width="0.9167in" style:rel-column-width="1320*"/>
    </style:style>
    <style:style style:name="Table13.B" style:family="table-column">
      <style:table-column-properties style:column-width="0.7292in" style:rel-column-width="1050*"/>
    </style:style>
    <style:style style:name="Table13.C" style:family="table-column">
      <style:table-column-properties style:column-width="0.8333in" style:rel-column-width="1200*"/>
    </style:style>
    <style:style style:name="Table13.D" style:family="table-column">
      <style:table-column-properties style:column-width="0.875in" style:rel-column-width="1260*"/>
    </style:style>
    <style:style style:name="Table13.E" style:family="table-column">
      <style:table-column-properties style:column-width="0.6875in" style:rel-column-width="990*"/>
    </style:style>
    <style:style style:name="Table13.F" style:family="table-column">
      <style:table-column-properties style:column-width="0.625in" style:rel-column-width="900*"/>
    </style:style>
    <style:style style:name="Table13.G" style:family="table-column">
      <style:table-column-properties style:column-width="0.8319in" style:rel-column-width="1198*"/>
    </style:style>
    <style:style style:name="Table13.1" style:family="table-row">
      <style:table-row-properties style:min-row-height="0.4167in"/>
    </style:style>
    <style:style style:name="Table13.A1" style:family="table-cell">
      <style:table-cell-properties fo:padding="0.0382in" fo:border-left="0.5pt solid #000000" fo:border-right="none" fo:border-top="0.5pt solid #000000" fo:border-bottom="0.5pt solid #000000"/>
    </style:style>
    <style:style style:name="Table13.G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G2" style:family="table-cell">
      <style:table-cell-properties fo:padding="0.0382in" fo:border-left="0.5pt solid #000000" fo:border-right="0.5pt solid #000000" fo:border-top="none" fo:border-bottom="0.5pt solid #000000"/>
    </style:style>
    <style:style style:name="Table13" style:family="table">
      <style:table-properties style:width="5.4986in" table:align="margins" style:writing-mode="lr-tb"/>
    </style:style>
    <style:style style:name="Table13.A" style:family="table-column">
      <style:table-column-properties style:column-width="0.9167in" style:rel-column-width="1320*"/>
    </style:style>
    <style:style style:name="Table13.B" style:family="table-column">
      <style:table-column-properties style:column-width="0.7292in" style:rel-column-width="1050*"/>
    </style:style>
    <style:style style:name="Table13.C" style:family="table-column">
      <style:table-column-properties style:column-width="0.8333in" style:rel-column-width="1200*"/>
    </style:style>
    <style:style style:name="Table13.D" style:family="table-column">
      <style:table-column-properties style:column-width="0.875in" style:rel-column-width="1260*"/>
    </style:style>
    <style:style style:name="Table13.E" style:family="table-column">
      <style:table-column-properties style:column-width="0.6875in" style:rel-column-width="990*"/>
    </style:style>
    <style:style style:name="Table13.F" style:family="table-column">
      <style:table-column-properties style:column-width="0.625in" style:rel-column-width="900*"/>
    </style:style>
    <style:style style:name="Table13.G" style:family="table-column">
      <style:table-column-properties style:column-width="0.8319in" style:rel-column-width="1198*"/>
    </style:style>
    <style:style style:name="Table13.1" style:family="table-row">
      <style:table-row-properties style:min-row-height="0.4167in"/>
    </style:style>
    <style:style style:name="Table13.A1" style:family="table-cell">
      <style:table-cell-properties fo:padding="0.0382in" fo:border-left="0.5pt solid #000000" fo:border-right="none" fo:border-top="0.5pt solid #000000" fo:border-bottom="0.5pt solid #000000"/>
    </style:style>
    <style:style style:name="Table13.G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G2" style:family="table-cell">
      <style:table-cell-properties fo:padding="0.0382in" fo:border-left="0.5pt solid #000000" fo:border-right="0.5pt solid #000000" fo:border-top="none" fo:border-bottom="0.5pt solid #000000"/>
    </style:style>
    <style:style style:name="P1"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9cee4" officeooo:paragraph-rsid="0009cee4" style:letter-kerning="false" style:font-size-asian="12pt" style:font-weight-asian="normal" style:font-name-complex="Calibri2" style:font-size-complex="12pt" style:language-complex="ar" style:country-complex="SA" style:font-weight-complex="normal"/>
    </style:style>
    <style:style style:name="P2"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paragraph-rsid="0009cee4" style:letter-kerning="false" style:font-size-asian="12pt" style:font-weight-asian="normal" style:font-name-complex="Calibri2" style:font-size-complex="12pt" style:language-complex="ar" style:country-complex="SA" style:font-weight-complex="normal"/>
    </style:style>
    <style:style style:name="P3"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style:letter-kerning="false" style:font-size-asian="12pt" style:font-weight-asian="normal" style:font-name-complex="Calibri2" style:font-size-complex="12pt" style:language-complex="ar" style:country-complex="SA" style:font-weight-complex="normal"/>
    </style:style>
    <style:style style:name="P4"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86e51" officeooo:paragraph-rsid="00086e51" style:letter-kerning="false" style:font-size-asian="12pt" style:font-weight-asian="normal" style:font-name-complex="Calibri2" style:font-size-complex="12pt" style:language-complex="ar" style:country-complex="SA" style:font-weight-complex="normal"/>
    </style:style>
    <style:style style:name="P5"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9de9f" officeooo:paragraph-rsid="0009de9f" style:letter-kerning="false" style:font-size-asian="12pt" style:font-weight-asian="normal" style:font-name-complex="Calibri2" style:font-size-complex="12pt" style:language-complex="ar" style:country-complex="SA" style:font-weight-complex="normal"/>
    </style:style>
    <style:style style:name="P6"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c1cf7" officeooo:paragraph-rsid="000c1cf7" style:letter-kerning="false" style:font-size-asian="12pt" style:font-weight-asian="normal" style:font-name-complex="Calibri2" style:font-size-complex="12pt" style:language-complex="ar" style:country-complex="SA" style:font-weight-complex="normal"/>
    </style:style>
    <style:style style:name="P7"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ec291" officeooo:paragraph-rsid="000ec291" style:letter-kerning="false" style:font-size-asian="12pt" style:font-weight-asian="normal" style:font-name-complex="Calibri2" style:font-size-complex="12pt" style:language-complex="ar" style:country-complex="SA" style:font-weight-complex="normal"/>
    </style:style>
    <style:style style:name="P8" style:family="paragraph" style:parent-style-name="List_20_Paragraph">
      <style:paragraph-properties fo:margin-left="0in" fo:margin-top="0in" fo:margin-bottom="0.1945in" style:contextual-spacing="true" fo:text-align="start" style:justify-single-word="false" fo:orphans="2" fo:widows="2"/>
      <style:text-properties style:font-name="Calibri" fo:font-size="12pt" fo:language="en" fo:country="US" fo:font-weight="normal" officeooo:rsid="000ec291" officeooo:paragraph-rsid="000ec291" style:letter-kerning="false" style:font-size-asian="12pt" style:font-weight-asian="normal" style:font-name-complex="Calibri2" style:font-size-complex="12pt" style:language-complex="ar" style:country-complex="SA" style:font-weight-complex="normal"/>
    </style:style>
    <style:style style:name="P9" style:family="paragraph" style:parent-style-name="List_20_Paragraph">
      <style:paragraph-properties fo:margin-left="0in" fo:margin-top="0in" fo:margin-bottom="0.1945in" style:contextual-spacing="true" fo:text-align="start" style:justify-single-word="false" fo:orphans="2" fo:widows="2"/>
      <style:text-properties style:font-name="Calibri" fo:font-size="12pt" fo:language="en" fo:country="US" fo:font-weight="bold" officeooo:paragraph-rsid="000d350a" style:letter-kerning="false" style:font-size-asian="12pt" style:font-weight-asian="bold" style:font-name-complex="Calibri2" style:font-size-complex="12pt" style:language-complex="ar" style:country-complex="SA" style:font-weight-complex="bold"/>
    </style:style>
    <style:style style:name="P10" style:family="paragraph" style:parent-style-name="List_20_Paragraph">
      <style:paragraph-properties fo:margin-left="0in" fo:margin-top="0in" fo:margin-bottom="0.1945in" style:contextual-spacing="true" fo:text-align="start" style:justify-single-word="false" fo:orphans="2" fo:widows="2"/>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c7b64" officeooo:paragraph-rsid="000d350a"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7b64" officeooo:paragraph-rsid="000d350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cc40" officeooo:paragraph-rsid="000d350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350a" officeooo:paragraph-rsid="000d350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c291" officeooo:paragraph-rsid="000ec29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List_20_Paragraph">
      <style:paragraph-properties fo:margin-left="0in" fo:margin-top="0in" fo:margin-bottom="0.1945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c7b64" officeooo:paragraph-rsid="000c7b64"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16" style:family="paragraph" style:parent-style-name="List_20_Paragraph">
      <style:paragraph-properties fo:margin-left="0in" fo:margin-top="0.1945in" fo:margin-bottom="0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ccc40" officeooo:paragraph-rsid="000ccc40"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17" style:family="paragraph" style:parent-style-name="List_20_Paragraph">
      <style:paragraph-properties fo:margin-left="0in" fo:margin-top="0.1945in" fo:margin-bottom="0in" style:contextual-spacing="true" fo:text-align="start" style:justify-single-word="false" fo:orphans="2" fo:widows="2"/>
      <style:text-properties fo:color="#000000" loext:opacity="100%" style:text-outline="false" style:text-line-through-style="none" style:text-line-through-type="none" style:font-name="Calibri1" fo:font-size="12pt" fo:language="en" fo:country="US" fo:font-style="normal" fo:text-shadow="none" style:text-underline-style="none" fo:font-weight="normal" officeooo:rsid="000d350a" officeooo:paragraph-rsid="000d350a" style:letter-kerning="false" style:font-size-asian="12pt" style:font-style-asian="normal" style:font-weight-asian="normal" style:font-name-complex="Calibri2" style:font-size-complex="12pt" style:language-complex="ar" style:country-complex="SA"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0c7b64" officeooo:paragraph-rsid="000c7b6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0ccc40" officeooo:paragraph-rsid="000ccc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font-size="24pt" fo:language="en" fo:country="US" fo:font-weight="bold" style:font-size-asian="24pt" style:font-weight-asian="bold" style:font-size-complex="24pt" style:font-style-complex="italic"/>
    </style:style>
    <style:style style:name="P21" style:family="paragraph" style:parent-style-name="Standard">
      <style:text-properties fo:language="en" fo:country="US" fo:font-style="italic" fo:font-weight="bold" style:font-style-asian="italic" style:font-weight-asian="bold"/>
    </style:style>
    <style:style style:name="P22" style:family="paragraph" style:parent-style-name="Standard">
      <style:text-properties fo:language="en" fo:country="US" style:language-asian="en" style:country-asian="US"/>
    </style:style>
    <style:style style:name="P23" style:family="paragraph" style:parent-style-name="Standard">
      <style:paragraph-properties fo:margin-top="0.1945in" fo:margin-bottom="0.1945in" style:contextual-spacing="false" fo:text-align="justify" style:justify-single-word="false"/>
    </style:style>
    <style:style style:name="P24" style:family="paragraph" style:parent-style-name="Standard">
      <style:paragraph-properties fo:margin-top="0.1945in" fo:margin-bottom="0.1945in" style:contextual-spacing="false" fo:text-align="justify" style:justify-single-word="false"/>
      <style:text-properties style:font-name="Calibri" fo:language="en" fo:country="US" fo:font-weight="bold" style:font-weight-asian="bold" style:font-name-complex="Calibri2" style:font-weight-complex="bold"/>
    </style:style>
    <style:style style:name="P25" style:family="paragraph" style:parent-style-name="Standard">
      <loext:graphic-properties draw:fill="solid" draw:fill-color="#ffffff"/>
      <style:paragraph-properties style:line-height-at-least="0.1874in" fo:background-color="#ffffff"/>
      <style:text-properties style:font-name="Calibri" fo:language="en" fo:country="US" fo:font-weight="bold" style:font-weight-asian="bold" style:font-name-complex="Calibri2" style:font-weight-complex="bold"/>
    </style:style>
    <style:style style:name="P26" style:family="paragraph" style:parent-style-name="Standard">
      <style:paragraph-properties fo:margin-top="0.1945in" fo:margin-bottom="0.1945in" style:contextual-spacing="false" fo:text-align="justify" style:justify-single-word="false"/>
      <style:text-properties style:font-name="Calibri" fo:language="en" fo:country="US" style:font-name-complex="Calibri2"/>
    </style:style>
    <style:style style:name="P27" style:family="paragraph" style:parent-style-name="Heading_20_3">
      <style:paragraph-properties fo:margin-top="0.1665in" fo:margin-bottom="0.1665in" style:contextual-spacing="false" fo:keep-together="auto" fo:text-indent="0.25in" style:auto-text-indent="false" fo:keep-with-next="auto"/>
    </style:style>
    <style:style style:name="P28" style:family="paragraph" style:parent-style-name="Heading_20_3">
      <style:paragraph-properties fo:margin-left="0.25in" fo:margin-top="0.1665in" fo:margin-bottom="0.1665in" style:contextual-spacing="false" fo:keep-together="auto" fo:keep-with-next="auto"/>
    </style:style>
    <style:style style:name="P29" style:family="paragraph" style:parent-style-name="Heading_20_3">
      <style:paragraph-properties fo:margin-left="0.25in" fo:margin-top="0.1665in" fo:margin-bottom="0.1665in" style:contextual-spacing="false" fo:keep-together="auto" fo:keep-with-next="auto"/>
      <style:text-properties fo:color="#000000" loext:opacity="100%" fo:font-size="11pt" fo:language="en" fo:country="US" style:font-size-asian="11pt" style:font-size-complex="11pt">
        <loext:char-complex-color loext:theme-type="accent1" loext:color-type="theme">
          <loext:transformation loext:type="shade" loext:value="5019"/>
        </loext:char-complex-color>
      </style:text-properties>
    </style:style>
    <style:style style:name="P30" style:family="paragraph" style:parent-style-name="Title">
      <style:paragraph-properties fo:text-align="center" style:justify-single-word="false"/>
    </style:style>
    <style:style style:name="P31" style:family="paragraph" style:parent-style-name="Header">
      <style:paragraph-properties fo:padding-left="0in" fo:padding-right="0in" fo:padding-top="0in" fo:padding-bottom="0.0138in" fo:border-left="none" fo:border-right="none" fo:border-top="none" fo:border-bottom="0.51pt solid #000000"/>
    </style:style>
    <style:style style:name="P32" style:family="paragraph" style:parent-style-name="Header">
      <style:text-properties fo:language="en" fo:country="US"/>
    </style:style>
    <style:style style:name="P33" style:family="paragraph" style:parent-style-name="List_20_Paragraph">
      <style:paragraph-properties fo:margin-left="0in" fo:margin-top="0.1945in" fo:margin-bottom="0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2" style:font-size-complex="12pt" style:language-complex="ar" style:country-complex="SA" style:font-weight-complex="bold"/>
    </style:style>
    <style:style style:name="P34" style:family="paragraph" style:parent-style-name="List_20_Paragraph">
      <style:paragraph-properties fo:margin-left="0in" fo:margin-top="0.1945in" fo:margin-bottom="0.1945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2" style:font-size-complex="12pt" style:language-complex="ar" style:country-complex="SA" style:font-weight-complex="bold"/>
    </style:style>
    <style:style style:name="P35"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c7b64" officeooo:paragraph-rsid="000c7b64" style:letter-kerning="false" style:font-size-asian="12pt" style:font-weight-asian="normal" style:font-name-complex="Calibri2" style:font-size-complex="12pt" style:language-complex="ar" style:country-complex="SA" style:font-weight-complex="normal"/>
    </style:style>
    <style:style style:name="P36" style:family="paragraph" style:parent-style-name="List_20_Paragraph">
      <style:paragraph-properties fo:margin-left="0in" fo:margin-top="0.1945in" fo:margin-bottom="0.1945in" style:contextual-spacing="true" fo:text-align="justify" style:justify-single-word="false" fo:orphans="2" fo:widows="2"/>
      <style:text-properties style:font-name="Calibri" fo:font-size="12pt" fo:language="en" fo:country="US" fo:font-weight="normal" officeooo:paragraph-rsid="0011de7e" style:letter-kerning="false" style:font-size-asian="12pt" style:font-weight-asian="normal" style:font-name-complex="Calibri2" style:font-size-complex="12pt" style:language-complex="ar" style:country-complex="SA" style:font-weight-complex="normal"/>
    </style:style>
    <style:style style:name="P37" style:family="paragraph" style:parent-style-name="List_20_Paragraph">
      <style:paragraph-properties fo:margin-left="0in" fo:margin-top="0.1945in" fo:margin-bottom="0.1945in" style:contextual-spacing="true" fo:text-align="justify" style:justify-single-word="false" fo:orphans="2" fo:widows="2"/>
      <style:text-properties style:font-name="Calibri" fo:font-size="12pt" fo:language="en" fo:country="US" fo:font-weight="normal" style:letter-kerning="false" style:font-size-asian="12pt" style:font-weight-asian="normal" style:font-name-complex="Calibri2" style:font-size-complex="12pt" style:language-complex="ar" style:country-complex="SA" style:font-weight-complex="normal"/>
    </style:style>
    <style:style style:name="P38" style:family="paragraph" style:parent-style-name="List_20_Paragraph">
      <style:paragraph-properties fo:margin-left="0in" fo:margin-top="0.1945in" fo:margin-bottom="0.1945in" style:contextual-spacing="true" fo:text-align="justify" style:justify-single-word="false" fo:orphans="2" fo:widows="2"/>
      <style:text-properties style:font-name="Calibri" fo:font-size="12pt" fo:language="en" fo:country="US" fo:font-weight="normal" officeooo:paragraph-rsid="00148a09" style:letter-kerning="false" style:font-size-asian="12pt" style:font-weight-asian="normal" style:font-name-complex="Calibri2" style:font-size-complex="12pt" style:language-complex="ar" style:country-complex="SA" style:font-weight-complex="normal"/>
    </style:style>
    <style:style style:name="P39" style:family="paragraph" style:parent-style-name="List_20_Paragraph">
      <style:paragraph-properties fo:margin-left="0in" fo:margin-top="0.1945in" fo:margin-bottom="0.1945in" style:contextual-spacing="true" fo:text-align="justify" style:justify-single-word="false" fo:orphans="2" fo:widows="2"/>
      <style:text-properties style:font-name="Calibri" fo:font-size="12pt" fo:language="en" fo:country="US" fo:font-weight="normal" officeooo:rsid="00148a09" officeooo:paragraph-rsid="00148a09" style:letter-kerning="false" style:font-size-asian="12pt" style:font-weight-asian="normal" style:font-name-complex="Calibri2" style:font-size-complex="12pt" style:language-complex="ar" style:country-complex="SA" style:font-weight-complex="normal"/>
    </style:style>
    <style:style style:name="P40" style:family="paragraph" style:parent-style-name="List_20_Paragraph">
      <style:paragraph-properties fo:margin-left="0.25in" fo:margin-top="0.1945in" fo:margin-bottom="0.1945in" style:contextual-spacing="true" fo:text-align="justify" style:justify-single-word="false"/>
      <style:text-properties style:font-name="Calibri" fo:language="en" fo:country="US" fo:font-weight="bold" style:font-weight-asian="bold" style:font-name-complex="Calibri2" style:font-weight-complex="bold"/>
    </style:style>
    <style:style style:name="P41" style:family="paragraph" style:parent-style-name="List_20_Paragraph" style:list-style-name="WWNum43">
      <style:paragraph-properties fo:margin-top="0.1945in" fo:margin-bottom="0.1945in" style:contextual-spacing="true" fo:text-align="justify" style:justify-single-word="false"/>
    </style:style>
    <style:style style:name="P42" style:family="paragraph" style:parent-style-name="List_20_Paragraph" style:list-style-name="WWNum25">
      <style:paragraph-properties fo:margin-top="0.1945in" fo:margin-bottom="0.1945in" style:contextual-spacing="true" fo:text-align="justify" style:justify-single-word="false"/>
    </style:style>
    <style:style style:name="P43" style:family="paragraph" style:parent-style-name="Table_20_Contents">
      <style:text-properties officeooo:rsid="0011de7e" officeooo:paragraph-rsid="0011de7e"/>
    </style:style>
    <style:style style:name="P44" style:family="paragraph" style:parent-style-name="Table_20_Contents">
      <style:text-properties officeooo:rsid="00120473" officeooo:paragraph-rsid="00120473"/>
    </style:style>
    <style:style style:name="P45" style:family="paragraph" style:parent-style-name="Table_20_Contents">
      <style:text-properties officeooo:rsid="00120473" officeooo:paragraph-rsid="00148a09"/>
    </style:style>
    <style:style style:name="P46" style:family="paragraph" style:parent-style-name="Table_20_Contents">
      <style:text-properties officeooo:rsid="00148a09" officeooo:paragraph-rsid="00148a09"/>
    </style:style>
    <style:style style:name="P47" style:family="paragraph" style:parent-style-name="Table_20_Contents">
      <style:text-properties fo:font-weight="bold" officeooo:rsid="00148a09" officeooo:paragraph-rsid="00148a09" style:font-weight-asian="bold" style:font-weight-complex="bold"/>
    </style:style>
    <style:style style:name="P48" style:family="paragraph" style:parent-style-name="Table_20_Contents">
      <style:text-properties fo:font-weight="bold" officeooo:rsid="00120473" officeooo:paragraph-rsid="00120473"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fo:font-weight="bold" style:font-style-asian="italic" style:font-weight-asian="bold"/>
    </style:style>
    <style:style style:name="T4" style:family="text">
      <style:text-properties fo:language="en" fo:country="US" style:language-asian="en" style:country-asian="US"/>
    </style:style>
    <style:style style:name="T5" style:family="text">
      <style:text-properties fo:font-size="9pt" fo:language="en" fo:country="US" style:font-size-asian="9pt" style:font-size-complex="9pt"/>
    </style:style>
    <style:style style:name="T6" style:family="text">
      <style:text-properties fo:font-size="24pt" fo:language="en" fo:country="US" fo:font-weight="bold" style:font-size-asian="24pt" style:font-weight-asian="bold" style:font-size-complex="24pt" style:font-style-complex="italic"/>
    </style:style>
    <style:style style:name="T7" style:family="text">
      <style:text-properties style:font-name="Calibri" fo:font-size="20pt" fo:language="en" fo:country="US" style:font-size-asian="20pt" style:font-name-complex="Calibri2" style:font-size-complex="20pt"/>
    </style:style>
    <style:style style:name="T8" style:family="text">
      <style:text-properties style:font-name="Calibri" fo:language="en" fo:country="US" fo:font-weight="bold" style:font-weight-asian="bold" style:font-name-complex="Calibri2" style:font-weight-complex="bold"/>
    </style:style>
    <style:style style:name="T9" style:family="text">
      <style:text-properties style:font-name="Calibri" fo:language="en" fo:country="US" style:font-name-complex="Calibri2"/>
    </style:style>
    <style:style style:name="T10" style:family="text">
      <style:text-properties style:font-name="Calibri" fo:font-size="12pt" fo:language="en" fo:country="US" fo:font-weight="bold" style:font-size-asian="12pt" style:font-weight-asian="bold" style:font-name-complex="Calibri2" style:font-size-complex="12pt" style:font-weight-complex="bold"/>
    </style:style>
    <style:style style:name="T11" style:family="text">
      <style:text-properties style:font-name="Calibri" fo:font-size="12pt" fo:language="en" fo:country="US" style:font-size-asian="12pt" style:font-name-complex="Calibri2" style:font-size-complex="12pt"/>
    </style:style>
    <style:style style:name="T12" style:family="text">
      <style:text-properties fo:color="#000000" loext:opacity="100%" style:font-name="Calibri" fo:font-size="11pt" fo:language="en" fo:country="US" style:font-size-asian="11pt" style:font-name-complex="Calibri2" style:font-size-complex="11pt"/>
    </style:style>
    <style:style style:name="T13" style:family="text">
      <style:text-properties fo:color="#000000" loext:opacity="100%" style:font-name="Calibri" fo:font-size="12pt" fo:language="en" fo:country="US" style:font-size-asian="12pt" style:font-name-complex="Calibri2" style:font-size-complex="12pt"/>
    </style:style>
    <style:style style:name="T14" style:family="text">
      <style:text-properties fo:color="#000000" loext:opacity="100%" fo:font-size="11pt" fo:language="en" fo:country="US" style:font-size-asian="11pt" style:font-size-complex="11pt"/>
    </style:style>
    <style:style style:name="T15" style:family="text">
      <style:text-properties officeooo:rsid="0009cee4"/>
    </style:style>
    <style:style style:name="T16" style:family="text">
      <style:text-properties fo:font-weight="bold" style:font-weight-asian="bold" style:font-weight-complex="bold"/>
    </style:style>
    <style:style style:name="T17" style:family="text">
      <style:text-properties fo:font-weight="bold" officeooo:rsid="0009cee4" style:font-weight-asian="bold" style:font-weight-complex="bold"/>
    </style:style>
    <style:style style:name="T18" style:family="text">
      <style:text-properties fo:font-weight="bold" officeooo:rsid="0009de9f" style:font-weight-asian="bold" style:font-weight-complex="bold"/>
    </style:style>
    <style:style style:name="T19" style:family="text">
      <style:text-properties fo:font-weight="bold" officeooo:rsid="00120473" style:font-weight-asian="bold" style:font-weight-complex="bold"/>
    </style:style>
    <style:style style:name="T20" style:family="text">
      <style:text-properties fo:font-weight="bold" officeooo:rsid="00121079" style:font-weight-asian="bold" style:font-weight-complex="bold"/>
    </style:style>
    <style:style style:name="T21" style:family="text">
      <style:text-properties fo:font-weight="bold" officeooo:rsid="0012988e" style:font-weight-asian="bold" style:font-weight-complex="bold"/>
    </style:style>
    <style:style style:name="T22" style:family="text">
      <style:text-properties fo:font-weight="bold" officeooo:rsid="00148a09" style:font-weight-asian="bold" style:font-weight-complex="bold"/>
    </style:style>
    <style:style style:name="T23" style:family="text">
      <style:text-properties officeooo:rsid="0009de9f"/>
    </style:style>
    <style:style style:name="T24" style:family="text">
      <style:text-properties officeooo:rsid="000aad58"/>
    </style:style>
    <style:style style:name="T25" style:family="text">
      <style:text-properties officeooo:rsid="000c1cf7"/>
    </style:style>
    <style:style style:name="T26" style:family="text">
      <style:text-properties officeooo:rsid="000c7b64"/>
    </style:style>
    <style:style style:name="T27" style:family="text">
      <style:text-properties officeooo:rsid="000d350a"/>
    </style:style>
    <style:style style:name="T28" style:family="text">
      <style:text-properties officeooo:rsid="0011de7e"/>
    </style:style>
    <style:style style:name="T29" style:family="text">
      <style:text-properties officeooo:rsid="00120473"/>
    </style:style>
    <style:style style:name="T30" style:family="text">
      <style:text-properties officeooo:rsid="00121079"/>
    </style:style>
    <style:style style:name="T31" style:family="text">
      <style:text-properties officeooo:rsid="0012988e"/>
    </style:style>
    <style:style style:name="T32" style:family="text">
      <style:text-properties officeooo:rsid="00148a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6"/>
      <text:p text:style-name="P30" loext:marker-style-name="T7"><text:span text:style-name="T7">Prediction of Length of Stay in ICU using MIMIC-IV</text:span><text:span text:style-name="T7"/></text:p>
      <text:p text:style-name="P21" loext:marker-style-name="T3"/>
      <text:p text:style-name="P23" loext:marker-style-name="T8"><text:span text:style-name="T8">Your name.</text:span><text:span text:style-name="T8"/></text:p>
      <table:table table:name="Table1" table:style-name="Table1">
        <table:table-column table:style-name="Table1.A"/>
        <table:table-row table:style-name="Table1.1">
          <table:table-cell table:style-name="Table1.A1" office:value-type="string">
            <text:p text:style-name="P4">Núria Torquet Luna</text:p>
            <text:p text:style-name="P33" loext:marker-style-name="T10"/>
          </table:table-cell>
        </table:table-row>
      </table:table>
      <text:p text:style-name="P24" loext:marker-style-name="T8"/>
      <text:p text:style-name="P23" loext:marker-style-name="T8"><text:span text:style-name="T8">Introduction.</text:span><text:span text:style-name="T8"/></text:p>
      <text:h text:style-name="P27" text:outline-level="3" loext:marker-style-name="T12"><text:span text:style-name="T12">Review the notebook “DSxH2526-mimic-exercise-LOS-prediction.ipynb”.</text:span><text:span text:style-name="T12"/></text:h>
      <text:h text:style-name="P28" text:outline-level="3" loext:marker-style-name="T12"><text:span text:style-name="T12">Fill in the following sections of this document with answers to the questions and conclusions drawn from the analysis presented in the notebook.</text:span><text:span text:style-name="T12"/></text:h>
      <text:p text:style-name="P22" loext:marker-style-name="T4"/>
      <text:p text:style-name="P23" loext:marker-style-name="T8"><text:span text:style-name="T8">Questions.</text:span><text:span text:style-name="T8"/></text:p>
      <text:list text:style-name="WWNum43">
        <text:list-item>
          <text:p text:style-name="P41" loext:marker-style-name="T8"><text:span text:style-name="T8">Answer preliminary questions.</text:span><text:span text:style-name="T8"/></text:p>
        </text:list-item>
      </text:list>
      <text:h text:style-name="P27" text:outline-level="3" loext:marker-style-name="T12"><text:span text:style-name="T12">1. <text:s/>Question 1. </text:span><text:span text:style-name="T12"/></text:h>
      <text:h text:style-name="P27" text:outline-level="3" loext:marker-style-name="T12"><text:span text:style-name="T12"><text:s text:c="4"/>a. <text:s/>The number of different patients in the dataset </text:span><text:span text:style-name="T12"/></text:h>
      <table:table table:name="Table2" table:style-name="Table2">
        <table:table-column table:style-name="Table2.A"/>
        <table:table-row table:style-name="Table2.1">
          <table:table-cell table:style-name="Table2.A1" office:value-type="string">
            <text:p text:style-name="P4">100 patients</text:p>
            <text:p text:style-name="P33" loext:marker-style-name="T10"/>
          </table:table-cell>
        </table:table-row>
      </table:table>
      <text:p text:style-name="P22" loext:marker-style-name="T4"/>
      <text:h text:style-name="P27" text:outline-level="3" loext:marker-style-name="T12"><text:span text:style-name="T12"><text:s text:c="4"/>b. <text:s/>the number of different hospital admissions in the dataset </text:span><text:span text:style-name="T12"/></text:h>
      <table:table table:name="Table3" table:style-name="Table3">
        <table:table-column table:style-name="Table3.A"/>
        <table:table-row table:style-name="Table3.1">
          <table:table-cell table:style-name="Table3.A1" office:value-type="string">
            <text:p text:style-name="P4">128 different hospital admissions</text:p>
            <text:p text:style-name="P33" loext:marker-style-name="T10"/>
          </table:table-cell>
        </table:table-row>
      </table:table>
      <text:h text:style-name="P27" text:outline-level="3" loext:marker-style-name="T12"><text:span text:style-name="T12"><text:s text:c="4"/>c. <text:s/>the number of different ICU stays in the dataset </text:span><text:span text:style-name="T12"/></text:h>
      <table:table table:name="Table4" table:style-name="Table4">
        <table:table-column table:style-name="Table4.A"/>
        <table:table-row table:style-name="Table4.1">
          <table:table-cell table:style-name="Table4.A1" office:value-type="string">
            <text:p text:style-name="P4">140 different ICU stays</text:p>
            <text:p text:style-name="P33" loext:marker-style-name="T10"/>
          </table:table-cell>
        </table:table-row>
      </table:table>
      <text:h text:style-name="P29" text:outline-level="3" loext:marker-style-name="T14"><text:soft-page-break/></text:h>
      <text:h text:style-name="P28" text:outline-level="3" loext:marker-style-name="T12"><text:span text:style-name="T12">2. <text:s/>Question 2. Explain the difference between 'intime' from ICUSTAYS table and 'admittime' from ADMISSIONS table.</text:span><text:span text:style-name="T12"/></text:h>
      <text:p text:style-name="P24" loext:marker-style-name="T8"/>
      <table:table table:name="Table5" table:style-name="Table5">
        <table:table-column table:style-name="Table5.A"/>
        <table:table-row table:style-name="Table5.1">
          <table:table-cell table:style-name="Table5.A1" office:value-type="string">
            <text:p text:style-name="P2">- `<text:span text:style-name="T17">admittime</text:span><text:span text:style-name="T15">` variable from ADMISSIONS table: when the patient was admitted to the hospital.</text:span></text:p>
            <text:p text:style-name="P3">- `<text:span text:style-name="T17">intime</text:span><text:span text:style-name="T15">` variable from ICUSTAYS table: when the patient was admitted into the ICU. </text:span><text:span text:style-name="T25">Always &gt;= admittime</text:span></text:p>
            <text:p text:style-name="P3"/>
            <text:p text:style-name="P6">The difference between the two is captured in `pre_los` variable used in OASIS.</text:p>
            <text:p text:style-name="P33" loext:marker-style-name="T10"/>
          </table:table-cell>
        </table:table-row>
      </table:table>
      <text:p text:style-name="P24" loext:marker-style-name="T8"/>
      <text:list text:continue-numbering="true" text:style-name="WWNum43">
        <text:list-item>
          <text:p text:style-name="P41" loext:marker-style-name="T8"><text:span text:style-name="T8">Summarize which are the selected variables and why in Phase 1 of Task 1.</text:span><text:span text:style-name="T8"/></text:p>
        </text:list-item>
      </text:list>
      <text:p text:style-name="P25" loext:marker-style-name="T8"/>
      <table:table table:name="Table6" table:style-name="Table6">
        <table:table-column table:style-name="Table6.A"/>
        <table:table-row table:style-name="Table6.1">
          <table:table-cell table:style-name="Table6.A1" office:value-type="string">
            <text:p text:style-name="P1">1. <text:span text:style-name="T16">Age</text:span>: patient age at ICU admission. Selected because older patients usually have higher risk and longer ICU stays. Is a strong risk factor indicator for ICU prediction models.</text:p>
            <text:p text:style-name="P1">2. <text:span text:style-name="T16">Pre-ICU LOS</text:span>: time passed from the hospital admission to the ICU admission. Indicates how quickly the patient deteriorates. Short prelos indicate high illness severity.</text:p>
            <text:p text:style-name="P1">3. <text:span text:style-name="T16">Elective Surgery</text:span>: measures whether the admission was elective or an emergency. Elective surgeries often have scheduled ICU stays, while emergency admissions are more erratic.</text:p>
            <text:p text:style-name="P1">4. <text:span text:style-name="T16">Temperature</text:span>: measures body temperature. High temperature could indicate infection, septic shock etc… Is a strong indicator of severity.</text:p>
            <text:p text:style-name="P1">5. <text:span text:style-name="T16">Heart Rate</text:span>: measures cardiac rate. Could be tachycardia for stress, sepsis, shock…</text:p>
            <text:p text:style-name="P1">6. <text:span text:style-name="T16">Respiratory Rate</text:span>: measures breathing rate. High RR is very important for ICU severity scores, as is an early sign of deterioration.</text:p>
            <text:p text:style-name="P1">7. <text:span text:style-name="T16">Mean Arterial Pressure</text:span>: Measures blood pressure. A low MAP could be an indicator of organ failure.</text:p>
            <text:p text:style-name="P1">8. <text:span text:style-name="T16">Glasgow </text:span><text:span text:style-name="T18">C</text:span><text:span text:style-name="T16">omma Scale</text:span>: <text:span text:style-name="T23">measures neurological status (eye, verball </text:span><text:soft-page-break/><text:span text:style-name="T23">and motor response). Low GCS could imply brain injury or sedation. Is a strong predictor of mortality.</text:span></text:p>
            <text:p text:style-name="P5">9. Urine Output: measures kidney function. Low urine output could mean kidney failure.</text:p>
            <text:p text:style-name="P5">10. <text:span text:style-name="T16">Ventilation Status</text:span>: whether if patients is mechanically ventilated. Indicates respiratory failure.</text:p>
            <text:p text:style-name="P5">11. <text:span text:style-name="T16">LOS</text:span> outcome variable:</text:p>
            <text:p text:style-name="P5">- short stay defined as &lt;= 4 days</text:p>
            <text:p text:style-name="P5">- long stay defined as &gt; 4 days</text:p>
            <text:p text:style-name="P5">This lets us convert a regression problem into a binary one.</text:p>
          </table:table-cell>
        </table:table-row>
      </table:table>
      <text:p text:style-name="P24" loext:marker-style-name="T8"/>
      <text:list text:continue-numbering="true" text:style-name="WWNum43">
        <text:list-item>
          <text:p text:style-name="P41" loext:marker-style-name="T8"><text:span text:style-name="T8">Discuss the number of NaN values of OASIS for the three different approaches (Original OASIS with 48h, Modification of OASIS with 24h and 48h). Use the plot “Number of NaNs in Each OASIS Column” in Phase 1 of Task 1.</text:span><text:span text:style-name="T8"/></text:p>
        </text:list-item>
      </text:list>
      <text:p text:style-name="P40" loext:marker-style-name="T8"/>
      <table:table table:name="Table7" table:style-name="Table7">
        <table:table-column table:style-name="Table7.A"/>
        <table:table-row table:style-name="Table7.1">
          <table:table-cell table:style-name="Table7.A1" office:value-type="string">
            <text:p text:style-name="P3">- <text:span text:style-name="T24">Number of nan values in the OASIS 48h (allow NaN): 77. </text:span><text:span text:style-name="T25">Nan if any component is missing after 48h. In the small demo cohort we are working with many ICU stays lack at least one variable (MAP frequently missing for instance). So the NaN count is expected to be high.</text:span></text:p>
            <text:p text:style-name="P3">- <text:span text:style-name="T24">Number of nan values in the OASIS 24h (no NaN): 0. </text:span><text:span text:style-name="T25">Uses `np.nansum`, so missing components count as 0 and the time window is shorted (fewer measurements available). It is expected to be 0 the NaN count, because `nansum` never return NaN. Score is always computable.</text:span></text:p>
            <text:p text:style-name="P3">- <text:span text:style-name="T24">Number of nan values in the OASIS 48h (no NaN): 0. </text:span><text:span text:style-name="T26">Same use of `np.nansum` but window is wider this time. Better variable coverage than the 24h one.</text:span></text:p>
            <text:p text:style-name="P3"/>
            <text:p text:style-name="P35">This motivation is valid. On the 100 demo dataset, strict original OASIS computation leaves too few complete cases for model training.</text:p>
          </table:table-cell>
        </table:table-row>
      </table:table>
      <text:p text:style-name="P24" loext:marker-style-name="T8"/>
      <text:list text:continue-numbering="true" text:style-name="WWNum43">
        <text:list-item>
          <text:p text:style-name="P41" loext:marker-style-name="T8"><text:span text:style-name="T8">Analyze results of Phase 3 of Task 1 and write your conclusions.</text:span><text:span text:style-name="T8"/></text:p>
        </text:list-item>
      </text:list>
      <text:p text:style-name="P40" loext:marker-style-name="T8"/>
      <table:table table:name="Table8" table:style-name="Table8" table:template-name="Academic">
        <table:table-column table:style-name="Table8.A"/>
        <table:table-row table:style-name="Table8.1">
          <table:table-cell table:style-name="Table8.A1" office:value-type="string">
            <text:p text:style-name="P15">We can analyze the confusion matrix for the three models:</text:p>
            <table:table table:name="confusion_matrix" table:style-name="confusion_5f_matrix" table:template-name="Academic">
              <table:table-column table:style-name="confusion_5f_matrix.A"/>
              <table:table-column table:style-name="confusion_5f_matrix.B" table:number-columns-repeated="3"/>
              <table:table-column table:style-name="confusion_5f_matrix.E"/>
              <table:table-column table:style-name="confusion_5f_matrix.F"/>
              <table:table-row>
                <table:table-cell table:style-name="confusion_5f_matrix.A1" office:value-type="string">
                  <text:p text:style-name="P18">Model</text:p>
                </table:table-cell>
                <table:table-cell table:style-name="confusion_5f_matrix.A1" office:value-type="string">
                  <text:p text:style-name="P18">TP</text:p>
                </table:table-cell>
                <table:table-cell table:style-name="confusion_5f_matrix.A1" office:value-type="string">
                  <text:p text:style-name="P18">FP</text:p>
                </table:table-cell>
                <table:table-cell table:style-name="confusion_5f_matrix.A1" office:value-type="string">
                  <text:p text:style-name="P18">FN</text:p>
                </table:table-cell>
                <table:table-cell table:style-name="confusion_5f_matrix.A1" office:value-type="string">
                  <text:p text:style-name="P18">TN</text:p>
                </table:table-cell>
                <table:table-cell table:style-name="confusion_5f_matrix.A1" office:value-type="string">
                  <text:p text:style-name="P18">Total</text:p>
                </table:table-cell>
              </table:table-row>
              <table:table-row>
                <table:table-cell table:style-name="confusion_5f_matrix.A2" office:value-type="string">
                  <text:p text:style-name="P18">Original OASIS 48h (NaN dropped)</text:p>
                </table:table-cell>
                <table:table-cell table:style-name="confusion_5f_matrix.B2" office:value-type="float" office:value="30">
                  <text:p text:style-name="P18">30</text:p>
                </table:table-cell>
                <table:table-cell table:style-name="confusion_5f_matrix.B2" office:value-type="float" office:value="7">
                  <text:p text:style-name="P18">7</text:p>
                </table:table-cell>
                <table:table-cell table:style-name="confusion_5f_matrix.B2" office:value-type="float" office:value="10">
                  <text:p text:style-name="P18">10</text:p>
                </table:table-cell>
                <table:table-cell table:style-name="confusion_5f_matrix.B2" office:value-type="float" office:value="16">
                  <text:p text:style-name="P18">16</text:p>
                </table:table-cell>
                <table:table-cell table:style-name="confusion_5f_matrix.B2" office:value-type="float" office:value="63">
                  <text:p text:style-name="P18">63</text:p>
                </table:table-cell>
              </table:table-row>
              <table:table-row>
                <table:table-cell table:style-name="confusion_5f_matrix.A2" office:value-type="string">
                  <text:p text:style-name="P18">Modified OASIS 24h (nansum)</text:p>
                </table:table-cell>
                <table:table-cell table:style-name="confusion_5f_matrix.B2" office:value-type="float" office:value="92">
                  <text:p text:style-name="P18">92</text:p>
                </table:table-cell>
                <table:table-cell table:style-name="confusion_5f_matrix.B2" office:value-type="float" office:value="7">
                  <text:p text:style-name="P18">7</text:p>
                </table:table-cell>
                <table:table-cell table:style-name="confusion_5f_matrix.B2" office:value-type="float" office:value="25">
                  <text:p text:style-name="P18">25</text:p>
                </table:table-cell>
                <table:table-cell table:style-name="confusion_5f_matrix.B2" office:value-type="float" office:value="16">
                  <text:p text:style-name="P18">16</text:p>
                </table:table-cell>
                <table:table-cell table:style-name="confusion_5f_matrix.B2" office:value-type="float" office:value="140">
                  <text:p text:style-name="P18">140</text:p>
                </table:table-cell>
              </table:table-row>
              <table:table-row>
                <table:table-cell table:style-name="confusion_5f_matrix.A4" office:value-type="string">
                  <text:p text:style-name="P18">Modified OASIS 48h (nansum)</text:p>
                </table:table-cell>
                <table:table-cell table:style-name="confusion_5f_matrix.B4" office:value-type="float" office:value="91">
                  <text:p text:style-name="P18">91</text:p>
                </table:table-cell>
                <table:table-cell table:style-name="confusion_5f_matrix.B4" office:value-type="float" office:value="8">
                  <text:p text:style-name="P18">8</text:p>
                </table:table-cell>
                <table:table-cell table:style-name="confusion_5f_matrix.B4" office:value-type="float" office:value="21">
                  <text:p text:style-name="P18">21</text:p>
                </table:table-cell>
                <table:table-cell table:style-name="confusion_5f_matrix.B4" office:value-type="float" office:value="20">
                  <text:p text:style-name="P18">20</text:p>
                </table:table-cell>
                <table:table-cell table:style-name="confusion_5f_matrix.B4" office:value-type="float" office:value="140">
                  <text:p text:style-name="P18">140</text:p>
                </table:table-cell>
              </table:table-row>
            </table:table>
            <text:p text:style-name="P15"/>
            <text:p text:style-name="P15">And the derived metrics:</text:p>
            <table:table table:name="metrics" table:style-name="metrics" table:template-name="Academic">
              <table:table-column table:style-name="metrics.A"/>
              <table:table-column table:style-name="metrics.B"/>
              <table:table-column table:style-name="metrics.C"/>
              <table:table-column table:style-name="metrics.D"/>
              <table:table-column table:style-name="metrics.E"/>
              <table:table-row table:style-name="metrics.1">
                <table:table-cell table:style-name="metrics.A1" office:value-type="string">
                  <text:p text:style-name="P18">Model</text:p>
                </table:table-cell>
                <table:table-cell table:style-name="metrics.A1" office:value-type="string">
                  <text:p text:style-name="P18">n</text:p>
                </table:table-cell>
                <table:table-cell table:style-name="metrics.A1" office:value-type="string">
                  <text:p text:style-name="P18">Accuracy</text:p>
                </table:table-cell>
                <table:table-cell table:style-name="metrics.A1" office:value-type="string">
                  <text:p text:style-name="P18">Precision</text:p>
                </table:table-cell>
                <table:table-cell table:style-name="metrics.A1" office:value-type="string">
                  <text:p text:style-name="P18">Recall</text:p>
                </table:table-cell>
              </table:table-row>
              <table:table-row>
                <table:table-cell table:style-name="metrics.A2" office:value-type="string">
                  <text:p text:style-name="P18">Original OASIS 48h (NaN dropped)</text:p>
                </table:table-cell>
                <table:table-cell table:style-name="metrics.B2" office:value-type="float" office:value="63">
                  <text:p text:style-name="P19">63</text:p>
                </table:table-cell>
                <table:table-cell table:style-name="metrics.A2" office:value-type="string">
                  <text:p text:style-name="P19">73.0%</text:p>
                </table:table-cell>
                <table:table-cell table:style-name="metrics.A2" office:value-type="string">
                  <text:p text:style-name="P19">70%</text:p>
                </table:table-cell>
                <table:table-cell table:style-name="metrics.A2" office:value-type="string">
                  <text:p text:style-name="P19">62%</text:p>
                </table:table-cell>
              </table:table-row>
              <table:table-row>
                <table:table-cell table:style-name="metrics.A2" office:value-type="string">
                  <text:p text:style-name="P18">Modified OASIS 24h (nansum)</text:p>
                </table:table-cell>
                <table:table-cell table:style-name="metrics.B2" office:value-type="float" office:value="140">
                  <text:p text:style-name="P19">140</text:p>
                </table:table-cell>
                <table:table-cell table:style-name="metrics.A2" office:value-type="string">
                  <text:p text:style-name="P19">77.1%</text:p>
                </table:table-cell>
                <table:table-cell table:style-name="metrics.A2" office:value-type="string">
                  <text:p text:style-name="P19">70%</text:p>
                </table:table-cell>
                <table:table-cell table:style-name="metrics.A2" office:value-type="string">
                  <text:p text:style-name="P19">39%</text:p>
                </table:table-cell>
              </table:table-row>
              <table:table-row>
                <table:table-cell table:style-name="metrics.A4" office:value-type="string">
                  <text:p text:style-name="P18">Modified OASIS 48h (nansum)</text:p>
                </table:table-cell>
                <table:table-cell table:style-name="metrics.B4" office:value-type="string">
                  <text:p text:style-name="P19">140</text:p>
                </table:table-cell>
                <table:table-cell table:style-name="metrics.C4" office:value-type="string">
                  <text:p text:style-name="P19">79.3%</text:p>
                </table:table-cell>
                <table:table-cell table:style-name="metrics.D4" office:value-type="string">
                  <text:p text:style-name="P19">71%</text:p>
                </table:table-cell>
                <table:table-cell table:style-name="metrics.E4" office:value-type="string">
                  <text:p text:style-name="P19">49%</text:p>
                </table:table-cell>
              </table:table-row>
            </table:table>
            <text:p text:style-name="P15"/>
            <text:p text:style-name="P16">- We see that both modified models use the full cohort because they treat missing components as 0, making every stay have a score. This is the main modification: coverage vs score fidelity.</text:p>
            <text:p text:style-name="P16"/>
            <text:p text:style-name="P16">- Accuracy is missleadingly high due to class imbalance. In modified models, the “short stay” class dominates over the “long stay” (99 vs 41). All three models correctly classify the majority of the short stays, which inflates accuracy. The most informative metric for comparison should be recall for “long stays” (minority and more critical class):</text:p>
            <text:p text:style-name="P16">1. Original 48h: 62% → the best because only the most data complete stays are scored and the oasis signal is cleaner.</text:p>
            <text:p text:style-name="P16">2. Modified 24h: 39% → the worst. Captures fewer observations and the nansum imputation introduces noise by treating missing severity as normal.</text:p>
            <text:p text:style-name="P16">3. Modified 48h: 49% → moderate. The window span recovers some signals and the recall improves over the 24h modified one, but is not as good as the original one.</text:p>
            <text:p text:style-name="P16"/>
            <text:p text:style-name="P16">- False negatives: all three models misclassify “long stays” as “short stays”. In clinical terms, this is a very dangerous error. Predicting that a patient will leave soon when in reality they will stay long could lead to <text:soft-page-break/>under-resources in the hospital.</text:p>
            <text:p text:style-name="P16"/>
            <text:p text:style-name="P16">- False positives are stable: across all three models the number of incorrectly labeled false positives is more or less the same (7-8) and low.</text:p>
            <text:p text:style-name="P16"/>
            <text:p text:style-name="P17">Conclusion:</text:p>
            <text:p text:style-name="P17">- The original 48h model is the most faithful to clinical OASIS but is limited to data completeness in the demo cohort. If we want coverage instead, we should pick the modified 48h one. All three models share the same class imbalance problem, we should apply `class_weight= balanced` as a corrective measure to improve recall for long stays.</text:p>
          </table:table-cell>
        </table:table-row>
      </table:table>
      <text:p text:style-name="P24" loext:marker-style-name="T8"/>
      <text:list text:continue-numbering="true" text:style-name="WWNum43">
        <text:list-item>
          <text:p text:style-name="P41" loext:marker-style-name="T8"><text:span text:style-name="T8">Analyze results of Phase 3 of Task 2 and write your conclusions.</text:span><text:span text:style-name="T8"/></text:p>
        </text:list-item>
      </text:list>
      <text:p text:style-name="P40" loext:marker-style-name="T8"/>
      <table:table table:name="Table9" table:style-name="Table9">
        <table:table-column table:style-name="Table9.A"/>
        <table:table-row table:style-name="Table9.1">
          <table:table-cell table:style-name="Table9.A1" office:value-type="string">
            <text:p text:style-name="P7">The radom forest classifier uses aggregated variable values instead of a composite score. It can capture non-linear interactions that a single OASIS score cannot. So, in theory, it should outperform the single-score logistic regression models from before.</text:p>
            <text:p text:style-name="P7">We drop MAP and urine because are heavily missing in the cohort and we also drop the one stay without temperature. This is why we have one less patient (139) compared to the nansum models.</text:p>
            <text:p text:style-name="P7"/>
            <text:p text:style-name="P10">We can analyze the confusion matrix for the <text:span text:style-name="T27">random forest</text:span> model:</text:p>
            <table:table table:name="Table11" table:style-name="Table11" table:template-name="Academic">
              <table:table-column table:style-name="Table11.A"/>
              <table:table-column table:style-name="Table11.B" table:number-columns-repeated="3"/>
              <table:table-column table:style-name="Table11.E"/>
              <table:table-column table:style-name="Table11.F"/>
              <table:table-row>
                <table:table-cell table:style-name="Table11.A1" office:value-type="string">
                  <text:p text:style-name="P11">Model</text:p>
                </table:table-cell>
                <table:table-cell table:style-name="Table11.A1" office:value-type="string">
                  <text:p text:style-name="P11">TP</text:p>
                </table:table-cell>
                <table:table-cell table:style-name="Table11.A1" office:value-type="string">
                  <text:p text:style-name="P11">FP</text:p>
                </table:table-cell>
                <table:table-cell table:style-name="Table11.A1" office:value-type="string">
                  <text:p text:style-name="P11">FN</text:p>
                </table:table-cell>
                <table:table-cell table:style-name="Table11.A1" office:value-type="string">
                  <text:p text:style-name="P11">TN</text:p>
                </table:table-cell>
                <table:table-cell table:style-name="Table11.A1" office:value-type="string">
                  <text:p text:style-name="P11">Total</text:p>
                </table:table-cell>
              </table:table-row>
              <table:table-row>
                <table:table-cell table:style-name="Table11.A2" office:value-type="string">
                  <text:p text:style-name="P11">Original OASIS 48h (NaN dropped)</text:p>
                </table:table-cell>
                <table:table-cell table:style-name="Table11.B2" office:value-type="float" office:value="30">
                  <text:p text:style-name="P11">30</text:p>
                </table:table-cell>
                <table:table-cell table:style-name="Table11.B2" office:value-type="float" office:value="7">
                  <text:p text:style-name="P11">7</text:p>
                </table:table-cell>
                <table:table-cell table:style-name="Table11.B2" office:value-type="float" office:value="10">
                  <text:p text:style-name="P11">10</text:p>
                </table:table-cell>
                <table:table-cell table:style-name="Table11.B2" office:value-type="float" office:value="16">
                  <text:p text:style-name="P11">16</text:p>
                </table:table-cell>
                <table:table-cell table:style-name="Table11.B2" office:value-type="float" office:value="63">
                  <text:p text:style-name="P11">63</text:p>
                </table:table-cell>
              </table:table-row>
              <table:table-row>
                <table:table-cell table:style-name="Table11.A2" office:value-type="string">
                  <text:p text:style-name="P11">Modified OASIS 24h (nansum)</text:p>
                </table:table-cell>
                <table:table-cell table:style-name="Table11.B2" office:value-type="float" office:value="92">
                  <text:p text:style-name="P11">92</text:p>
                </table:table-cell>
                <table:table-cell table:style-name="Table11.B2" office:value-type="float" office:value="7">
                  <text:p text:style-name="P11">7</text:p>
                </table:table-cell>
                <table:table-cell table:style-name="Table11.B2" office:value-type="float" office:value="25">
                  <text:p text:style-name="P11">25</text:p>
                </table:table-cell>
                <table:table-cell table:style-name="Table11.B2" office:value-type="float" office:value="16">
                  <text:p text:style-name="P11">16</text:p>
                </table:table-cell>
                <table:table-cell table:style-name="Table11.B2" office:value-type="float" office:value="140">
                  <text:p text:style-name="P11">140</text:p>
                </table:table-cell>
              </table:table-row>
              <table:table-row table:style-name="Table11.4">
                <table:table-cell table:style-name="Table11.A2" office:value-type="string">
                  <text:p text:style-name="P11">Modified OASIS 48h (nansum)</text:p>
                </table:table-cell>
                <table:table-cell table:style-name="Table11.B2" office:value-type="float" office:value="91">
                  <text:p text:style-name="P11">91</text:p>
                </table:table-cell>
                <table:table-cell table:style-name="Table11.B2" office:value-type="float" office:value="8">
                  <text:p text:style-name="P11">8</text:p>
                </table:table-cell>
                <table:table-cell table:style-name="Table11.B2" office:value-type="float" office:value="21">
                  <text:p text:style-name="P11">21</text:p>
                </table:table-cell>
                <table:table-cell table:style-name="Table11.B2" office:value-type="float" office:value="20">
                  <text:p text:style-name="P11">20</text:p>
                </table:table-cell>
                <table:table-cell table:style-name="Table11.B2" office:value-type="float" office:value="140">
                  <text:p text:style-name="P11">140</text:p>
                </table:table-cell>
              </table:table-row>
              <table:table-row>
                <table:table-cell table:style-name="Table11.A5" office:value-type="string">
                  <text:p text:style-name="P13">Random Forest</text:p>
                </table:table-cell>
                <table:table-cell table:style-name="Table11.B5" office:value-type="float" office:value="85">
                  <text:p text:style-name="P14">85</text:p>
                </table:table-cell>
                <table:table-cell table:style-name="Table11.B5" office:value-type="float" office:value="13">
                  <text:p text:style-name="P14">13</text:p>
                </table:table-cell>
                <table:table-cell table:style-name="Table11.B5" office:value-type="float" office:value="24">
                  <text:p text:style-name="P14">24</text:p>
                </table:table-cell>
                <table:table-cell table:style-name="Table11.B5" office:value-type="float" office:value="17">
                  <text:p text:style-name="P14">17</text:p>
                </table:table-cell>
                <table:table-cell table:style-name="Table11.B5" office:value-type="float" office:value="139">
                  <text:p text:style-name="P14">139</text:p>
                </table:table-cell>
              </table:table-row>
            </table:table>
            <text:p text:style-name="P10"/>
            <text:p text:style-name="P10">And the derived metrics:</text:p>
            <table:table table:name="Table12" table:style-name="Table12" table:template-name="Academic">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1">Model</text:p>
                </table:table-cell>
                <table:table-cell table:style-name="Table12.A1" office:value-type="string">
                  <text:p text:style-name="P11">n</text:p>
                </table:table-cell>
                <table:table-cell table:style-name="Table12.A1" office:value-type="string">
                  <text:p text:style-name="P11">Accuracy</text:p>
                </table:table-cell>
                <table:table-cell table:style-name="Table12.A1" office:value-type="string">
                  <text:p text:style-name="P11">Precision</text:p>
                </table:table-cell>
                <table:table-cell table:style-name="Table12.A1" office:value-type="string">
                  <text:p text:style-name="P11">Recall</text:p>
                </table:table-cell>
              </table:table-row>
              <table:table-row>
                <table:table-cell table:style-name="Table12.A2" office:value-type="string">
                  <text:p text:style-name="P11">Original OASIS 48h (NaN dropped)</text:p>
                </table:table-cell>
                <table:table-cell table:style-name="Table12.B2" office:value-type="float" office:value="63">
                  <text:p text:style-name="P12">63</text:p>
                </table:table-cell>
                <table:table-cell table:style-name="Table12.B2" office:value-type="float" office:value="0.73">
                  <text:p text:style-name="P12">0.73</text:p>
                </table:table-cell>
                <table:table-cell table:style-name="Table12.B2" office:value-type="float" office:value="0.7">
                  <text:p text:style-name="P12">0.7</text:p>
                </table:table-cell>
                <table:table-cell table:style-name="Table12.B2" office:value-type="float" office:value="0.62">
                  <text:p text:style-name="P12">0.62</text:p>
                </table:table-cell>
              </table:table-row>
              <table:table-row>
                <table:table-cell table:style-name="Table12.A2" office:value-type="string">
                  <text:p text:style-name="P11">Modified OASIS 24h (nansum)</text:p>
                </table:table-cell>
                <table:table-cell table:style-name="Table12.B2" office:value-type="float" office:value="140">
                  <text:p text:style-name="P12">140</text:p>
                </table:table-cell>
                <table:table-cell table:style-name="Table12.B2" office:value-type="float" office:value="0.771">
                  <text:p text:style-name="P12">0.77</text:p>
                </table:table-cell>
                <table:table-cell table:style-name="Table12.B2" office:value-type="float" office:value="0.7">
                  <text:p text:style-name="P12">0.7</text:p>
                </table:table-cell>
                <table:table-cell table:style-name="Table12.B2" office:value-type="float" office:value="0.39">
                  <text:p text:style-name="P12">0.39</text:p>
                </table:table-cell>
              </table:table-row>
              <table:table-row table:style-name="Table12.1">
                <table:table-cell table:style-name="Table12.A2" office:value-type="string">
                  <text:p text:style-name="P11">Modified OASIS 48h <text:soft-page-break/>(nansum)</text:p>
                </table:table-cell>
                <table:table-cell table:style-name="Table12.B2" office:value-type="float" office:value="140">
                  <text:p text:style-name="P12">140</text:p>
                </table:table-cell>
                <table:table-cell table:style-name="Table12.B2" office:value-type="float" office:value="0.793">
                  <text:p text:style-name="P12">0.79</text:p>
                </table:table-cell>
                <table:table-cell table:style-name="Table12.B2" office:value-type="float" office:value="0.71">
                  <text:p text:style-name="P12">0.71</text:p>
                </table:table-cell>
                <table:table-cell table:style-name="Table12.B2" office:value-type="float" office:value="0.49">
                  <text:p text:style-name="P12">0.49</text:p>
                </table:table-cell>
              </table:table-row>
              <table:table-row>
                <table:table-cell table:style-name="Table12.A5" office:value-type="string">
                  <text:p text:style-name="P14">Random Forest</text:p>
                </table:table-cell>
                <table:table-cell table:style-name="Table12.B5" office:value-type="float" office:value="139">
                  <text:p text:style-name="P14">139</text:p>
                </table:table-cell>
                <table:table-cell table:style-name="Table12.B5" office:value-type="float" office:value="0.73">
                  <text:p text:style-name="P14">0.73</text:p>
                </table:table-cell>
                <table:table-cell table:style-name="Table12.B5" office:value-type="float" office:value="0.57">
                  <text:p text:style-name="P14">0.57</text:p>
                </table:table-cell>
                <table:table-cell table:style-name="Table12.B5" office:value-type="float" office:value="0.42">
                  <text:p text:style-name="P14">0.42</text:p>
                </table:table-cell>
              </table:table-row>
            </table:table>
            <text:p text:style-name="P9"/>
            <text:p text:style-name="P8">- We see that accuracy moves in the same range as the original OASIS model. It does not outperform the modified ones.</text:p>
            <text:p text:style-name="P8"/>
            <text:p text:style-name="P8">- The class imbalance problem persists</text:p>
            <text:p text:style-name="P8"/>
            <text:p text:style-name="P8">- Still we have 24 false negatives.</text:p>
            <text:p text:style-name="P8"/>
            <text:p text:style-name="P8">- Overall the RF model underperformed relative to expectations. This could be because:</text:p>
            <text:p text:style-name="P8">1. demo cohort is still too small for GridSearchCV to be reliable.</text:p>
            <text:p text:style-name="P8">2. Aggregation does not keep temporal structure. A patient that had a heart spike at hour 3 and then normalized its heart rate looks identical to one who maintained a steadily elevated rate, because we use the mean/min of 48h measurements.</text:p>
            <text:p text:style-name="P8">3. Key variables as MAP and urine where dropped out due to missingness.</text:p>
          </table:table-cell>
        </table:table-row>
      </table:table>
      <text:p text:style-name="P23" loext:marker-style-name="T8"><text:span text:style-name="T8"><text:s/></text:span><text:span text:style-name="T8"/></text:p>
      <text:list text:continue-numbering="true" text:style-name="WWNum43">
        <text:list-item>
          <text:p text:style-name="P41" loext:marker-style-name="T8"><text:span text:style-name="T8">Complete Task 3 and write your conclusions about the results.</text:span><text:span text:style-name="T8"/></text:p>
        </text:list-item>
      </text:list>
      <text:p text:style-name="P40" loext:marker-style-name="T8"/>
      <table:table table:name="Table10" table:style-name="Table10">
        <table:table-column table:style-name="Table10.A"/>
        <table:table-row table:style-name="Table10.1">
          <table:table-cell table:style-name="Table10.A1" office:value-type="string">
            <text:p text:style-name="P36"><text:span text:style-name="T28">First we start with a summary table of results comparing all the models trained:</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43">Model</text:p>
                </table:table-cell>
                <table:table-cell table:style-name="Table13.A1" office:value-type="string">
                  <text:p text:style-name="P46">Data</text:p>
                </table:table-cell>
                <table:table-cell table:style-name="Table13.A1" office:value-type="string">
                  <text:p text:style-name="P43">Acc<text:span text:style-name="T32">uracy</text:span></text:p>
                </table:table-cell>
                <table:table-cell table:style-name="Table13.A1" office:value-type="string">
                  <text:p text:style-name="P46">Precision (long)</text:p>
                </table:table-cell>
                <table:table-cell table:style-name="Table13.A1" office:value-type="string">
                  <text:p text:style-name="P43">Recall <text:span text:style-name="T32">(long)</text:span></text:p>
                </table:table-cell>
                <table:table-cell table:style-name="Table13.A1" office:value-type="string">
                  <text:p text:style-name="P46">F1 (long)</text:p>
                </table:table-cell>
                <table:table-cell table:style-name="Table13.G1" office:value-type="string">
                  <text:p text:style-name="P46">Specificity</text:p>
                </table:table-cell>
              </table:table-row>
              <table:table-row>
                <table:table-cell table:style-name="Table13.A2" office:value-type="string">
                  <text:p text:style-name="P44">Random Forest (balanced)</text:p>
                </table:table-cell>
                <table:table-cell table:style-name="Table13.A2" office:value-type="string">
                  <text:p text:style-name="P45">All variables</text:p>
                </table:table-cell>
                <table:table-cell table:style-name="Table13.A2" office:value-type="string">
                  <text:p text:style-name="P46">0.719</text:p>
                </table:table-cell>
                <table:table-cell table:style-name="Table13.A2" office:value-type="string">
                  <text:p text:style-name="P46">0.536</text:p>
                </table:table-cell>
                <table:table-cell table:style-name="Table13.A2" office:value-type="string">
                  <text:p text:style-name="P46">0.366</text:p>
                </table:table-cell>
                <table:table-cell table:style-name="Table13.A2" office:value-type="string">
                  <text:p text:style-name="P46">0.435</text:p>
                </table:table-cell>
                <table:table-cell table:style-name="Table13.G2" office:value-type="string">
                  <text:p text:style-name="P47">0.867</text:p>
                </table:table-cell>
              </table:table-row>
              <table:table-row>
                <table:table-cell table:style-name="Table13.A2" office:value-type="string">
                  <text:p text:style-name="P44">Logistic Regression (balanced)</text:p>
                </table:table-cell>
                <table:table-cell table:style-name="Table13.A2" office:value-type="string">
                  <text:p text:style-name="P44">All variables</text:p>
                </table:table-cell>
                <table:table-cell table:style-name="Table13.A2" office:value-type="string">
                  <text:p text:style-name="P46">0.691</text:p>
                </table:table-cell>
                <table:table-cell table:style-name="Table13.A2" office:value-type="string">
                  <text:p text:style-name="P46">0.484</text:p>
                </table:table-cell>
                <table:table-cell table:style-name="Table13.A2" office:value-type="string">
                  <text:p text:style-name="P47">0.756</text:p>
                </table:table-cell>
                <table:table-cell table:style-name="Table13.A2" office:value-type="string">
                  <text:p text:style-name="P46">0.590</text:p>
                </table:table-cell>
                <table:table-cell table:style-name="Table13.G2" office:value-type="string">
                  <text:p text:style-name="P46">0.663</text:p>
                </table:table-cell>
              </table:table-row>
              <table:table-row>
                <table:table-cell table:style-name="Table13.A2" office:value-type="string">
                  <text:p text:style-name="P44">XGBoost + SMOTE + Threshold <text:soft-page-break/>tunning</text:p>
                </table:table-cell>
                <table:table-cell table:style-name="Table13.A2" office:value-type="string">
                  <text:p text:style-name="P44">Computed features</text:p>
                </table:table-cell>
                <table:table-cell table:style-name="Table13.A2" office:value-type="string">
                  <text:p text:style-name="P47">0.757</text:p>
                </table:table-cell>
                <table:table-cell table:style-name="Table13.A2" office:value-type="string">
                  <text:p text:style-name="P47">0.574</text:p>
                </table:table-cell>
                <table:table-cell table:style-name="Table13.A2" office:value-type="string">
                  <text:p text:style-name="P46">0.659</text:p>
                </table:table-cell>
                <table:table-cell table:style-name="Table13.A2" office:value-type="string">
                  <text:p text:style-name="P48"><text:span text:style-name="T32">0.614</text:span></text:p>
                </table:table-cell>
                <table:table-cell table:style-name="Table13.G2" office:value-type="string">
                  <text:p text:style-name="P46">0.798</text:p>
                </table:table-cell>
              </table:table-row>
            </table:table>
            <text:p text:style-name="P36">- <text:span text:style-name="T19">On NaN handling in the OASIS score modification:</text:span><text:span text:style-name="T29"> In the original OASIS score we simply drop all rows if any of the variables used for the OASIS score is NaN. With the small dataset (100 patients) we are working, dropping more patients is critical. With the OASIS score modifications </text:span><text:span text:style-name="T30">(nansum to prevent dropping patients) reduces missing scores but introduces a clinical assumption (stable measures for unknown tests) which may not be true. This trade-off between data coverage and clinical validity is important to keep in mind.</text:span></text:p>
            <text:p text:style-name="P36"/>
            <text:p text:style-name="P36">- <text:span text:style-name="T20">On OASIS vs raw variables:</text:span><text:span text:style-name="T30"> OASIS-based classifiers perform comparably to raw-variable classifiers, despite OASIS aggregating info into a single score. This is expected, because OASIS was designed to capture ICU severity. Compressing the variables through its formula retains the predictive power. However, the dataset only has 100 patients and is highly imbalanced towards short stays. All single-number classifiers show a strong bias towards the majority class.</text:span></text:p>
            <text:p text:style-name="P36"/>
            <text:p text:style-name="P36">-<text:span text:style-name="T16"> </text:span><text:span text:style-name="T20">On <text:s/>class imbalance: </text:span><text:span text:style-name="T30">All models without explicit imbalance handling achieve higher accuracy but near zero recall on the long-stay class. Adding `class_weight = balanced` or SMOTE trades accuracy for improvements in the long-stay recall. </text:span><text:span text:style-name="T31">In a clinical context, missing a long-stay patients (false negative) has a higher cost than a false positive. Recall should be weighted more heavily than accuracy in evaluating the models.</text:span></text:p>
            <text:p text:style-name="P36"/>
            <text:p text:style-name="P36">- <text:span text:style-name="T21">On feature engineering: </text:span><text:span text:style-name="T31">Extending from mean aggregates to custom features (standard deviation, range, interaction terms) provides more discriminative information. The feature importance plot shows that age, pre-ICU LOS and heart rate variability are the strongest predictors in this dataset. However, the improvement from feature-engineering is limited by the sample size. With 100 stays models with many features will overfit, and cross-validated performance have high variance.</text:span></text:p>
            <text:p text:style-name="P34" loext:marker-style-name="T10"/>
            <text:p text:style-name="P37">- <text:span text:style-name="T22">Balanced Random Forest:</text:span><text:span text:style-name="T32"> achieves the highest specificity (0.867). Good for identifying short-stay patients. However it only correctly </text:span><text:soft-page-break/><text:span text:style-name="T32">identifies 15 out of 41 long-stays patients (recall 0.366) missing 26. Worst false negative rate of the three. Most dangerous outcome.</text:span></text:p>
            <text:p text:style-name="P37"/>
            <text:p text:style-name="P37">- <text:span text:style-name="T22">Balanced Logistic Regression:</text:span><text:span text:style-name="T32"> opposite profile. Catches 31 out of 41 long stay patients (recall 0.756 the highest) but at the cost of 33 false alarms among short-stay patients. And overall accuracy of 0.691. Achieves the best long-stay recall with lowest complexity.</text:span></text:p>
            <text:p text:style-name="P37"/>
            <text:p text:style-name="P37">- <text:span text:style-name="T22">XGBoost with SMOTE and threshold tuning:</text:span><text:span text:style-name="T32"> best balance. Highest acfuracy (0.757) best F1 for the long class (0.614), reasonable recall (0.659) and good specificity (0.798). Combination of synthetic oversampling and threshold tuning shifts the decision boundary toward the minority class. Produces the fewest total errors.</text:span></text:p>
            <text:p text:style-name="P37"/>
            <text:p text:style-name="P39">The OASIS based classifiers (task 1) use a single aggregate score as the only feature. Limits the complexity but is easy to interpret. The raw-variable Random Forest (task 2 unbalanced) achieves high accuracy but near zero recall on long-stay patients. Ignoring class imbalance produces a useless model for prediction.</text:p>
            <text:p text:style-name="P39">Adding `class_weight=balanced` (task 3) recovers the recall. The feature engineering helps XGBoost but reduces the returns for Random Forest, possibly because of the small sample size limiting the three ensemble to generalize with many features.</text:p>
            <text:p text:style-name="P38"><text:span text:style-name="T32">Overall I would select Balanced Logistic Regression as the most robuts choice taking into account that we are working with a small dataset and we want to prevent overfitting. It maximizes long-stay patient detection, is fully interpretable and generalizes well with few samples. If the idea is to extend the training data with more samples, then I would switch to a more complex model like XGBoost with SMOTE, as it balances the overall performance.</text:span></text:p>
          </table:table-cell>
        </table:table-row>
      </table:table>
      <text:p text:style-name="P23" loext:marker-style-name="T9"><text:span text:style-name="T9"><text:s/></text:span><text:span text:style-name="T9"/></text:p>
      <text:p text:style-name="P23" loext:marker-style-name="T8"><text:span text:style-name="T8">Submission.</text:span><text:span text:style-name="T8"/></text:p>
      <text:list text:style-name="WWNum25">
        <text:list-item>
          <text:p text:style-name="P42" loext:marker-style-name="T13"><text:span text:style-name="T13">Submit this filled-in document</text:span><text:span text:style-name="T11"> and </text:span><text:span text:style-name="T13">the completed notebook under the specific task</text:span><text:span text:style-name="T11"> </text:span><text:span text:style-name="T13">on Campus Virtual.</text:span></text:p>
        </text:list-item>
      </text:list>
      <text:p text:style-name="P26" loext:marker-style-name="T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rfc-language-tag-asian="es-ES-u-co-trad"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28in" fo:margin-bottom="0in" style:contextual-spacing="false" fo:line-height="108%"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language-asian="en" style:country-asian="US"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loext:linked-style-name="Título_20_4_20_Car" style:default-outline-level="4" style:list-style-name="" style:class="text">
      <style:paragraph-properties fo:margin-top="0.1945in" fo:margin-bottom="0.1945in" style:contextual-spacing="false"/>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11in" style:contextual-spacing="true" fo:line-height="108%"/>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name-asian="Calibri2" style:font-family-asian="Calibr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945in" fo:margin-bottom="0.1945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style>
    <style:style style:name="Footer" style:family="paragraph" style:parent-style-name="Standard" loext:linked-style-name="Pie_20_de_20_página_20_Car"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style>
    <style:style style:name="hl" style:family="paragraph" style:parent-style-name="Standard">
      <style:paragraph-properties fo:margin-top="0.1945in" fo:margin-bottom="0.1945in" style:contextual-spacing="false"/>
    </style:style>
    <style:style style:name="Title" style:family="paragraph" style:parent-style-name="Standard" style:next-style-name="Standard" loext:linked-style-name="Título_20_Car"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we-math-mathml-inline" style:family="text" style:parent-style-name="Default_20_Paragraph_20_Font"/>
    <style:style style:name="il" style:family="text" style:parent-style-name="Default_20_Paragraph_20_Font"/>
    <style:style style:name="Título_20_4_20_Car" style:display-name="Título 4 Car"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rfc-language-tag-asian="es-ES-u-co-trad"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3_20_Car" style:display-name="Título 3 C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rfc-language-tag-asian="es-ES-u-co-trad" style:language-asian="es" style:country-asian="ES"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Car" style:display-name="Título C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rfc-language-tag-asian="es-ES-u-co-trad" style:language-asian="es" style:country-asian="ES" style:font-name-complex="Noto Sans Arabic" style:font-family-complex="'Noto Sans Arabic'"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d1d1d" loext:opacity="100%" fo:font-size="9pt" style:font-name-asian="Calibri2" style:font-family-asian="Calibri" style:font-family-generic-asian="system" style:font-pitch-asian="variable" style:font-size-asian="9pt" style:font-name-complex="Helvetica" style:font-family-complex="Helvetic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Noto Sans Arabic" style:font-family-complex="'Noto Sans Arabic'"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sian="Times New Roman1" style:font-family-asian="'Times New Roman'" style:font-family-generic-asian="system" style:font-pitch-asian="variable" style:font-name-complex="Arial" style:font-family-complex="Aria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4085" loext:opacity="100%" style:font-name-asian="Calibri2" style:font-family-asian="Calibri" style:font-family-generic-asian="system" style:font-pitch-asian="variable" style:font-name-complex="Segoe UI1" style:font-family-complex="'Segoe U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color="#004085" loext:opacity="100%"/>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004085" loext:opacity="100%" style:font-name-asian="Calibri2" style:font-family-asian="Calibri" style:font-family-generic-asian="system" style:font-pitch-asian="variable" style:font-name-complex="Segoe UI1" style:font-family-complex="'Segoe UI'"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Helvetica"/>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egoe U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egoe UI'"/>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number text:level="2" text:style-name="ListLabel_20_14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text:style-name="ListLabel_20_14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Header">
      <style:text-properties fo:language="en" fo:country="US"/>
    </style:style>
    <style:style style:name="MT1" style:family="text">
      <style:text-properties fo:language="en" fo:country="US"/>
    </style:style>
    <style:style style:name="MT2" style:family="text">
      <style:text-properties fo:language="en" fo:country="US" fo:font-weight="bold" style:font-weight-asian="bold"/>
    </style:style>
    <style:style style:name="MT3"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ata Science for Health</text:span><text:span text:style-name="MT1">. </text:span></text:p>
        <text:p text:style-name="Header" loext:marker-style-name="MT3"><text:span text:style-name="MT3">MSc on Fundamentals of Data Science. Facultat de Matemàtiques i Informàtica. UB</text:span><text:span text:style-name="MT3"/></text:p>
        <text:p text:style-name="MP2" loext:marker-style-name="MT1"/>
        <text:p text:style-name="MP2"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ura Igual Muñoz</meta:initial-creator>
    <meta:editing-cycles>301</meta:editing-cycles>
    <meta:print-date>2025-03-14T16:14:00</meta:print-date>
    <meta:creation-date>2021-03-15T11:15:00</meta:creation-date>
    <dc:date>2026-04-25T19:26:49.411794874</dc:date>
    <meta:editing-duration>PT4H14M12S</meta:editing-duration>
    <meta:generator>LibreOffice/24.2.7.2$Linux_X86_64 LibreOffice_project/420$Build-2</meta:generator>
    <meta:document-statistic meta:table-count="15" meta:image-count="0" meta:object-count="0" meta:page-count="9" meta:paragraph-count="208" meta:word-count="1926" meta:character-count="11737" meta:non-whitespace-character-count="9999"/>
    <meta:user-defined meta:name="AppVersion">16.0000</meta:user-defined>
    <meta:template xlink:type="simple" xlink:actuate="onRequest" xlink:title="Normal.dotm" xlink:href=""/>
  </office:meta>
</office:document-meta>
</file>